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13b46" officeooo:paragraph-rsid="00013b46" style:font-weight-asian="bold" style:font-weight-complex="bold"/>
    </style:style>
    <style:style style:name="P2" style:family="paragraph" style:parent-style-name="Standard">
      <style:text-properties fo:font-weight="bold" officeooo:rsid="00013b46" officeooo:paragraph-rsid="000172b9" style:font-weight-asian="bold" style:font-weight-complex="bold"/>
    </style:style>
    <style:style style:name="P3" style:family="paragraph" style:parent-style-name="Standard">
      <style:text-properties fo:font-weight="bold" officeooo:rsid="00013b46" officeooo:paragraph-rsid="000662cc" style:font-weight-asian="bold" style:font-weight-complex="bold"/>
    </style:style>
    <style:style style:name="P4" style:family="paragraph" style:parent-style-name="Standard">
      <style:text-properties fo:font-weight="bold" officeooo:rsid="000172b9" officeooo:paragraph-rsid="000172b9" style:font-weight-asian="bold" style:font-weight-complex="bold"/>
    </style:style>
    <style:style style:name="P5" style:family="paragraph" style:parent-style-name="Standard">
      <style:text-properties fo:font-weight="bold" officeooo:rsid="000172b9" officeooo:paragraph-rsid="000662cc" style:font-weight-asian="bold" style:font-weight-complex="bold"/>
    </style:style>
    <style:style style:name="P6" style:family="paragraph" style:parent-style-name="Standard">
      <style:text-properties fo:font-weight="bold" officeooo:rsid="000662cc" officeooo:paragraph-rsid="000662cc" style:font-weight-asian="bold" style:font-weight-complex="bold"/>
    </style:style>
    <style:style style:name="P7" style:family="paragraph" style:parent-style-name="Standard">
      <style:text-properties fo:font-weight="bold" officeooo:rsid="00046a24" officeooo:paragraph-rsid="00046a24" style:font-weight-asian="bold" style:font-weight-complex="bold"/>
    </style:style>
    <style:style style:name="P8" style:family="paragraph" style:parent-style-name="Standard">
      <style:text-properties fo:font-weight="normal" officeooo:rsid="00013b46" officeooo:paragraph-rsid="00013b46" style:font-weight-asian="normal" style:font-weight-complex="normal"/>
    </style:style>
    <style:style style:name="P9" style:family="paragraph" style:parent-style-name="Standard" style:list-style-name="L1">
      <style:text-properties fo:font-weight="normal" officeooo:rsid="00013b46" officeooo:paragraph-rsid="00013b46" style:font-weight-asian="normal" style:font-weight-complex="normal"/>
    </style:style>
    <style:style style:name="P10" style:family="paragraph" style:parent-style-name="Standard">
      <style:text-properties fo:font-weight="normal" officeooo:rsid="000172b9" officeooo:paragraph-rsid="000172b9" style:font-weight-asian="normal" style:font-weight-complex="normal"/>
    </style:style>
    <style:style style:name="P11" style:family="paragraph" style:parent-style-name="Standard">
      <style:text-properties fo:font-weight="normal" officeooo:rsid="000172b9" officeooo:paragraph-rsid="00032488" style:font-weight-asian="normal" style:font-weight-complex="normal"/>
    </style:style>
    <style:style style:name="P12" style:family="paragraph" style:parent-style-name="Standard">
      <style:text-properties fo:font-weight="normal" officeooo:rsid="000172b9" officeooo:paragraph-rsid="000662cc" style:font-weight-asian="normal" style:font-weight-complex="normal"/>
    </style:style>
    <style:style style:name="P13" style:family="paragraph" style:parent-style-name="Standard" style:list-style-name="L2">
      <style:paragraph-properties fo:text-align="start" style:justify-single-word="false"/>
      <style:text-properties fo:font-weight="normal" officeooo:rsid="000172b9" officeooo:paragraph-rsid="000662cc" style:font-weight-asian="normal" style:font-weight-complex="normal"/>
    </style:style>
    <style:style style:name="P14" style:family="paragraph" style:parent-style-name="Standard">
      <style:text-properties fo:font-weight="normal" officeooo:rsid="00032488" officeooo:paragraph-rsid="00032488" style:font-weight-asian="normal" style:font-weight-complex="normal"/>
    </style:style>
    <style:style style:name="P15" style:family="paragraph" style:parent-style-name="Standard">
      <style:text-properties fo:font-weight="normal" officeooo:rsid="00032488" officeooo:paragraph-rsid="00046a24" style:font-weight-asian="normal" style:font-weight-complex="normal"/>
    </style:style>
    <style:style style:name="P16" style:family="paragraph" style:parent-style-name="Standard" style:list-style-name="L2">
      <style:paragraph-properties fo:text-align="start" style:justify-single-word="false"/>
      <style:text-properties fo:font-weight="normal" officeooo:rsid="00032488" officeooo:paragraph-rsid="000662cc" style:font-weight-asian="normal" style:font-weight-complex="normal"/>
    </style:style>
    <style:style style:name="P17" style:family="paragraph" style:parent-style-name="Standard">
      <style:text-properties fo:font-weight="normal" officeooo:rsid="00046a24" officeooo:paragraph-rsid="00046a24" style:font-weight-asian="normal" style:font-weight-complex="normal"/>
    </style:style>
    <style:style style:name="P18" style:family="paragraph" style:parent-style-name="Standard">
      <style:text-properties fo:font-weight="normal" officeooo:rsid="000662cc" officeooo:paragraph-rsid="000662cc" style:font-weight-asian="normal" style:font-weight-complex="normal"/>
    </style:style>
    <style:style style:name="P19" style:family="paragraph" style:parent-style-name="Standard" style:list-style-name="L2">
      <style:paragraph-properties fo:text-align="start" style:justify-single-word="false"/>
      <style:text-properties fo:font-weight="normal" officeooo:rsid="000662cc" officeooo:paragraph-rsid="000662cc" style:font-weight-asian="normal" style:font-weight-complex="normal"/>
    </style:style>
    <style:style style:name="P20" style:family="paragraph" style:parent-style-name="Standard" style:list-style-name="L3">
      <style:text-properties fo:font-weight="normal" officeooo:rsid="000662cc" officeooo:paragraph-rsid="000662cc" style:font-weight-asian="normal" style:font-weight-complex="normal"/>
    </style:style>
    <style:style style:name="P21" style:family="paragraph" style:parent-style-name="Standard" style:list-style-name="L2">
      <style:paragraph-properties fo:text-align="start" style:justify-single-word="false"/>
      <style:text-properties fo:font-weight="normal" officeooo:paragraph-rsid="000662cc"/>
    </style:style>
    <style:style style:name="P22" style:family="paragraph" style:parent-style-name="Standard">
      <style:paragraph-properties fo:text-align="start" style:justify-single-word="false"/>
      <style:text-properties fo:font-weight="normal" officeooo:paragraph-rsid="000662cc"/>
    </style:style>
    <style:style style:name="P23" style:family="paragraph" style:parent-style-name="Text_20_body">
      <style:paragraph-properties fo:text-align="justify" style:justify-single-word="false"/>
      <style:text-properties fo:font-weight="bold" officeooo:rsid="00013b46" officeooo:paragraph-rsid="00013b46" style:font-weight-asian="bold" style:font-weight-complex="bold"/>
    </style:style>
    <style:style style:name="T1" style:family="text">
      <style:text-properties officeooo:rsid="000172b9"/>
    </style:style>
    <style:style style:name="T2" style:family="text">
      <style:text-properties fo:font-weight="bold" style:font-weight-asian="bold" style:font-weight-complex="bold"/>
    </style:style>
    <style:style style:name="T3" style:family="text">
      <style:text-properties fo:font-weight="bold" officeooo:rsid="00046a24" style:font-weight-asian="bold" style:font-weight-complex="bold"/>
    </style:style>
    <style:style style:name="T4" style:family="text">
      <style:text-properties style:text-position="sub 58%"/>
    </style:style>
    <style:style style:name="T5" style:family="text">
      <style:text-properties style:text-position="0% 100%"/>
    </style:style>
    <style:style style:name="T6" style:family="text">
      <style:text-properties style:text-position="0% 100%" officeooo:rsid="00046a24"/>
    </style:style>
    <style:style style:name="T7" style:family="text">
      <style:text-properties style:text-position="0% 100%" fo:font-weight="bold" style:font-weight-asian="bold" style:font-weight-complex="bold"/>
    </style:style>
    <style:style style:name="T8" style:family="text">
      <style:text-properties style:text-position="0% 100%" fo:font-weight="bold" officeooo:rsid="00046a24" style:font-weight-asian="bold" style:font-weight-complex="bold"/>
    </style:style>
    <style:style style:name="T9" style:family="text">
      <style:text-properties style:text-position="0% 100%" officeooo:rsid="000662cc" style:font-weight-asian="normal" style:font-weight-complex="normal"/>
    </style:style>
    <style:style style:name="T10" style:family="text">
      <style:text-properties style:text-position="0% 100%" officeooo:rsid="00032488" style:font-weight-asian="normal" style:font-weight-complex="normal"/>
    </style:style>
    <style:style style:name="T11" style:family="text">
      <style:text-properties officeooo:rsid="00046a24"/>
    </style:style>
    <style:style style:name="T12" style:family="text">
      <style:text-properties officeooo:rsid="000662cc"/>
    </style:style>
    <style:style style:name="T13" style:family="text">
      <style:text-properties style:text-position="super 58%"/>
    </style:style>
    <style:style style:name="T14" style:family="text">
      <style:text-properties fo:font-variant="normal" fo:text-transform="none" fo:color="#222222" style:text-position="0% 100%" style:font-name="arial" fo:font-size="12pt" fo:letter-spacing="normal" fo:font-style="normal" fo:font-weight="bold" officeooo:rsid="000662cc" style:font-weight-asian="bold" style:font-weight-complex="bold"/>
    </style:style>
    <style:style style:name="T15" style:family="text">
      <style:text-properties fo:font-variant="normal" fo:text-transform="none" fo:color="#222222" style:text-position="0% 100%" style:font-name="arial" fo:font-size="12pt" fo:letter-spacing="normal" fo:font-style="normal" officeooo:rsid="000662cc" style:font-weight-asian="normal" style:font-weight-complex="normal"/>
    </style:style>
    <style:style style:name="T16" style:family="text">
      <style:text-properties fo:font-variant="normal" fo:text-transform="none" fo:color="#222222" style:text-position="super 58%" style:font-name="arial" fo:font-size="12pt" fo:letter-spacing="normal" fo:font-style="normal" officeooo:rsid="000662cc" style:font-weight-asian="normal" style:font-weight-complex="normal"/>
    </style:style>
    <style:style style:name="T17" style:family="text">
      <style:text-properties fo:font-variant="normal" fo:text-transform="none" fo:color="#222222" style:font-name="sans-serif" fo:font-size="10.5pt" fo:letter-spacing="normal" fo:font-style="normal"/>
    </style:style>
    <style:style style:name="T18" style:family="text">
      <style:text-properties fo:font-variant="normal" fo:text-transform="none" fo:color="#222222" style:font-name="sans-serif" fo:font-size="10.5pt" fo:letter-spacing="normal" fo:font-style="normal" fo:font-weight="normal"/>
    </style:style>
    <style:style style:name="T19" style:family="text">
      <style:text-properties fo:font-variant="normal" fo:text-transform="none" fo:color="#222222" style:font-name="sans-serif" fo:font-size="10.5pt" fo:letter-spacing="normal" fo:font-style="normal" fo:font-weight="normal" officeooo:rsid="0006782c"/>
    </style:style>
    <style:style style:name="T20"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text:tab/><text:tab/><text:tab/><text:tab/>Design of a Differential Drive Robot</text:p>
      <text:p text:style-name="P1"/>
      <text:p text:style-name="P1"/>
      <text:p text:style-name="P23"><text:span text:style-name="T18">A </text:span><text:span text:style-name="T17">differential wheeled robot </text:span><text:span text:style-name="T18">is a mobil</text:span><text:span text:style-name="T19">e</text:span><text:span text:style-name="T18"> <text:s/></text:span><text:a xlink:type="simple" xlink:href="https://en.wikipedia.org/wiki/Robot" text:style-name="Internet_20_link" text:visited-style-name="Visited_20_Internet_20_Link">robot</text:a><text:span text:style-name="T20"> </text:span><text:span text:style-name="T18">whose movement is based on two separately driven </text:span><text:a xlink:type="simple" xlink:href="https://en.wikipedia.org/wiki/Wheel" text:style-name="Internet_20_link" text:visited-style-name="Visited_20_Internet_20_Link">wheels</text:a><text:span text:style-name="T20"> </text:span><text:span text:style-name="T18">placed on either side of the robot body. It can thus change its direction by varying the relative rate of rotation of its wheels and hence does not require an additional steering motion.</text:span></text:p>
      <text:p text:style-name="P23"><text:span text:style-name="T18"/></text:p>
      <text:p text:style-name="P1">Motor Selection </text:p>
      <text:p text:style-name="P1"/>
      <text:p text:style-name="P8"><text:s/>The Motors (DC) are selected after looking into their parameters. Some of the important parameters are </text:p>
      <text:p text:style-name="P8"/>
      <text:list xml:id="list8612095865637447513" text:style-name="L1">
        <text:list-item>
          <text:p text:style-name="P9">Input voltage,current.</text:p>
        </text:list-item>
        <text:list-item>
          <text:p text:style-name="P9">Torque rating</text:p>
        </text:list-item>
        <text:list-item>
          <text:p text:style-name="P9">RPM </text:p>
        </text:list-item>
      </text:list>
      <text:p text:style-name="P8"/>
      <text:p text:style-name="P2"><text:span text:style-name="T1">Caluclation <text:s/>of <text:s/></text:span>RPM <text:span text:style-name="T1"><text:s/>:</text:span></text:p>
      <text:p text:style-name="P8"/>
      <text:p text:style-name="P10">Let the,</text:p>
      <text:p text:style-name="P10"/>
      <text:p text:style-name="P10">Speed of the robot <text:tab/> <text:s/>= V m/s</text:p>
      <text:p text:style-name="P10">Diameter of the wheel = D m</text:p>
      <text:p text:style-name="P10"/>
      <text:p text:style-name="P10">Then the RPM is determined by the equation </text:p>
      <text:p text:style-name="P10"/>
      <text:p text:style-name="P10"><text:span text:style-name="T2">RPM = <text:s/>((60 * Speed /(3.14 * Diameter of Wheel)) <text:s/></text:span><text:tab/><text:span text:style-name="T11">(1)</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4">Calculation of Motor Torque : </text:p>
      <text:p text:style-name="P4"/>
      <text:p text:style-name="P11">Let the ,</text:p>
      <text:p text:style-name="P11"/>
      <text:p text:style-name="P11">Number of wheels <text:s text:c="3"/>= N<text:span text:style-name="T4">w</text:span></text:p>
      <text:p text:style-name="P10">Number of motors <text:s text:c="3"/>=N<text:span text:style-name="T4">m </text:span></text:p>
      <text:p text:style-name="P14">Radius of Wheels <text:s text:c="5"/>= r (meters) </text:p>
      <text:p text:style-name="P14">Total weight of the Robot = M kg</text:p>
      <text:p text:style-name="P14"/>
      <text:p text:style-name="P14">The weight acting on each wheel is <text:s/>N = M/N<text:span text:style-name="T4">w <text:s text:c="24"/></text:span><text:span text:style-name="T5">(</text:span><text:span text:style-name="T6">2</text:span><text:span text:style-name="T5">)</text:span></text:p>
      <text:p text:style-name="P14"><text:span text:style-name="T4"/></text:p>
      <text:p text:style-name="P14">Assume that the robot is stationary. The maximum torque is required when the robot starts moving. It should also overcome friction.</text:p>
      <text:p text:style-name="P14"/>
      <text:p text:style-name="P14">We can write the frictional force as robot torque = 0 until the robot moves. If we get the robot torque in this condition, we get the maximum torque</text:p>
      <text:p text:style-name="P14">as follows:</text:p>
      <text:p text:style-name="P14"/>
      <text:p text:style-name="P14"><text:span text:style-name="T2">μ * N * r - T = 0 <text:s text:c="64"/></text:span><text:s/>(<text:span text:style-name="T11">3</text:span>) </text:p>
      <text:p text:style-name="P14">where μ is the coefficient of friction, N is the average weight acting on each wheel (according to equation 1) , r is the radius of wheels, and T is the torque.</text:p>
      <text:p text:style-name="P14"/>
      <text:p text:style-name="P15"><text:span text:style-name="T2">T </text:span><text:span text:style-name="T3">(Nm)</text:span><text:span text:style-name="T2"> </text:span><text:span text:style-name="T3">= </text:span><text:span text:style-name="T2">μ * N * r <text:s/><text:tab/><text:tab/><text:tab/><text:tab/><text:tab/><text:tab/></text:span><text:span text:style-name="T11">(4)</text:span> </text:p>
      <text:p text:style-name="P15"/>
      <text:p text:style-name="P15"/>
      <text:p text:style-name="P15"/>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7"><text:soft-page-break/>Example :</text:p>
      <text:p text:style-name="P17"/>
      <text:p text:style-name="P17">1) To Design a Differential drive system , which has a speed of 0.5 m/s <text:s/>and has a weight of 200Kg.</text:p>
      <text:p text:style-name="P17"/>
      <text:p text:style-name="P17">Let the radius of the wheel be = <text:span text:style-name="T12">20</text:span>cm </text:p>
      <text:p text:style-name="P17"/>
      <text:p text:style-name="P3"><text:span text:style-name="T1">Caluclation <text:s/>of <text:s/></text:span>RPM <text:span text:style-name="T1"><text:s/>:</text:span></text:p>
      <text:p text:style-name="P3"/>
      <text:p text:style-name="P18">According to equation (3) the RPM is determined as </text:p>
      <text:p text:style-name="P18"/>
      <text:p text:style-name="P18"/>
      <text:p text:style-name="P12">RPM = <text:s/>((60 * Speed /(3.14 * Diameter of Wheel)) </text:p>
      <text:p text:style-name="P17"/>
      <text:p text:style-name="P17"/>
      <text:p text:style-name="P18">= ((60 * 0.5 / (3.14*20*10<text:span text:style-name="T13">-2</text:span><text:span text:style-name="T5">))</text:span></text:p>
      <text:p text:style-name="P18"><text:span text:style-name="T5"/></text:p>
      <text:p text:style-name="P18"><text:span text:style-name="T5">= <text:s/>47.77 Rpm</text:span></text:p>
      <text:p text:style-name="P18"><text:span text:style-name="T5"/></text:p>
      <text:p text:style-name="P18"><text:span text:style-name="T5">a motor of approximately 50RPM can be used.</text:span></text:p>
      <text:p text:style-name="P18"><text:span text:style-name="T5"/></text:p>
      <text:p text:style-name="P5"><text:span text:style-name="T5">Calculation of Motor Torque : </text:span></text:p>
      <text:p text:style-name="P5"><text:span text:style-name="T5"/></text:p>
      <text:p text:style-name="P5"><text:span text:style-name="T5"/></text:p>
      <text:list xml:id="list8672459760984363392" text:style-name="L2">
        <text:list-item>
          <text:p text:style-name="P13"><text:span text:style-name="T5">Number of Wheels = 4</text:span></text:p>
        </text:list-item>
        <text:list-item>
          <text:p text:style-name="P13"><text:span text:style-name="T5">N = M/N</text:span><text:span text:style-name="T4">w <text:s/></text:span><text:span text:style-name="T5">= 200/4 = 50 kg/wheel</text:span></text:p>
        </text:list-item>
        <text:list-item>
          <text:p text:style-name="P19"><text:span text:style-name="T5">Assume that the robot is stationary. The maximum torque is required when the robot starts moving. It should also overcome friction.</text:span></text:p>
        </text:list-item>
        <text:list-item>
          <text:p text:style-name="P16"><text:span text:style-name="T7">T </text:span><text:span text:style-name="T8">(Nm)</text:span><text:span text:style-name="T7"> </text:span><text:span text:style-name="T8">= </text:span><text:span text:style-name="T7">μ * N * r <text:s/><text:tab/></text:span></text:p>
        </text:list-item>
        <text:list-item>
          <text:p text:style-name="P21"><text:span text:style-name="T9">Let <text:s text:c="2"/></text:span><text:span text:style-name="T10">μ </text:span><text:span text:style-name="T9">= 0.7 (</text:span><text:span text:style-name="T15">coefficients of friction of dry road)</text:span></text:p>
        </text:list-item>
      </text:list>
      <text:p text:style-name="P22"><text:span text:style-name="T15"/></text:p>
      <text:p text:style-name="P22"><text:span text:style-name="T15"><text:tab/>= 0.7*50*5*10</text:span><text:span text:style-name="T16">-2 </text:span></text:p>
      <text:p text:style-name="P22"><text:span text:style-name="T15"><text:tab/>= </text:span><text:span text:style-name="T14">1.75 Nm</text:span></text:p>
      <text:p text:style-name="P22"><text:span text:style-name="T15"><text:tab/>= (1.75 *100 / 9.8) = 17.85 kg-cm</text:span></text:p>
      <text:p text:style-name="P18"><text:span text:style-name="T5"/></text:p>
      <text:p text:style-name="P18"><text:span text:style-name="T5"/></text:p>
      <text:p text:style-name="P6">The design summary</text:p>
      <text:p text:style-name="P18">After design, we calculated the following values:</text:p>
      <text:p text:style-name="P18"/>
      <text:list xml:id="list8075691812193830373" text:style-name="L3">
        <text:list-item>
          <text:p text:style-name="P20">Motor RPM = 50</text:p>
        </text:list-item>
        <text:list-item>
          <text:p text:style-name="P20">Motor Torque = <text:s/>&gt; 17.85 kg-cm</text:p>
        </text:list-item>
        <text:list-item>
          <text:p text:style-name="P20">Wheel Diameter = 5cm</text:p>
        </text:list-item>
      </text:list>
      <text:p text:style-name="P17"/>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8T14:54:47.357594775</meta:creation-date>
    <dc:date>2019-07-08T16:17:01.376381603</dc:date>
    <meta:editing-duration>PT4M11S</meta:editing-duration>
    <meta:editing-cycles>1</meta:editing-cycles>
    <meta:document-statistic meta:table-count="0" meta:image-count="0" meta:object-count="0" meta:page-count="3" meta:paragraph-count="49" meta:word-count="440" meta:character-count="2307" meta:non-whitespace-character-count="1774"/>
    <meta:generator>LibreOffice/5.1.6.2$Linux_X86_64 LibreOffice_project/10m0$Build-2</meta:generator>
  </office:meta>
</office:document-meta>
</file>